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e7" style:family="table">
      <style:table-properties style:width="17cm" table:align="margins" style:writing-mode="lr-tb"/>
    </style:style>
    <style:style style:name="Table7.A" style:family="table-column">
      <style:table-column-properties style:column-width="1.508cm" style:rel-column-width="5813*"/>
    </style:style>
    <style:style style:name="Table7.B" style:family="table-column">
      <style:table-column-properties style:column-width="15.492cm" style:rel-column-width="59722*"/>
    </style:style>
    <style:style style:name="Table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7.B1" style:family="table-cell">
      <style:table-cell-properties style:vertical-align="middle" fo:padding="0.097cm" fo:border="0.05pt solid #999999"/>
    </style:style>
    <style:style style:name="Table7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7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3*"/>
    </style:style>
    <style:style style:name="Tabla2.B" style:family="table-column">
      <style:table-column-properties style:column-width="15.492cm" style:rel-column-width="59722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3*"/>
    </style:style>
    <style:style style:name="Tabla3.B" style:family="table-column">
      <style:table-column-properties style:column-width="15.492cm" style:rel-column-width="59722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3*"/>
    </style:style>
    <style:style style:name="Tabla4.B" style:family="table-column">
      <style:table-column-properties style:column-width="15.492cm" style:rel-column-width="59722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3*"/>
    </style:style>
    <style:style style:name="Tabla5.B" style:family="table-column">
      <style:table-column-properties style:column-width="15.492cm" style:rel-column-width="59722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3*"/>
    </style:style>
    <style:style style:name="Tabla6.B" style:family="table-column">
      <style:table-column-properties style:column-width="15.492cm" style:rel-column-width="59722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" style:family="table">
      <style:table-properties style:width="17cm" table:align="margins" style:writing-mode="lr-tb"/>
    </style:style>
    <style:style style:name="Tabla12.A" style:family="table-column">
      <style:table-column-properties style:column-width="1.508cm" style:rel-column-width="5813*"/>
    </style:style>
    <style:style style:name="Tabla12.B" style:family="table-column">
      <style:table-column-properties style:column-width="15.492cm" style:rel-column-width="59722*"/>
    </style:style>
    <style:style style:name="Tabla1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2.B1" style:family="table-cell">
      <style:table-cell-properties style:vertical-align="middle" fo:padding="0.097cm" fo:border="0.05pt solid #999999"/>
    </style:style>
    <style:style style:name="Tabla1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.508cm" style:rel-column-width="5813*"/>
    </style:style>
    <style:style style:name="Tabla7.B" style:family="table-column">
      <style:table-column-properties style:column-width="15.492cm" style:rel-column-width="59722*"/>
    </style:style>
    <style:style style:name="Tabla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7.B1" style:family="table-cell">
      <style:table-cell-properties style:vertical-align="middle" fo:padding="0.097cm" fo:border="0.05pt solid #999999"/>
    </style:style>
    <style:style style:name="Tabla7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7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.508cm" style:rel-column-width="5813*"/>
    </style:style>
    <style:style style:name="Tabla8.B" style:family="table-column">
      <style:table-column-properties style:column-width="15.492cm" style:rel-column-width="59722*"/>
    </style:style>
    <style:style style:name="Tabla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8.B1" style:family="table-cell">
      <style:table-cell-properties style:vertical-align="middle" fo:padding="0.097cm" fo:border="0.05pt solid #999999"/>
    </style:style>
    <style:style style:name="Tabla8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8.3" style:family="table-row">
      <style:table-row-properties style:min-row-height="0.933cm"/>
    </style:style>
    <style:style style:name="Tabla8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3*"/>
    </style:style>
    <style:style style:name="Tabla9.B" style:family="table-column">
      <style:table-column-properties style:column-width="15.492cm" style:rel-column-width="59722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9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margin-left="0cm" fo:margin-right="0cm" fo:text-indent="0cm" style:auto-text-indent="false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margin-left="0cm" fo:margin-right="0cm" fo:margin-top="0cm" fo:margin-bottom="0.282cm" style:contextual-spacing="false" fo:line-height="108%" fo:text-align="justify" style:justify-single-word="false" fo:text-indent="0cm" style:auto-text-indent="false"/>
      <style:text-properties fo:font-weight="bold" officeooo:rsid="001cbf31" officeooo:paragraph-rsid="001e555f" style:font-weight-asian="bold" style:font-weight-complex="bold"/>
    </style:style>
    <style:style style:name="P7" style:family="paragraph" style:parent-style-name="Table_20_Contents">
      <style:paragraph-properties fo:margin-left="0cm" fo:margin-right="0cm" fo:margin-top="0cm" fo:margin-bottom="0.282cm" style:contextual-spacing="false" fo:line-height="108%" fo:text-align="justify" style:justify-single-word="false" fo:text-indent="0cm" style:auto-text-indent="false"/>
      <style:text-properties fo:font-weight="bold" officeooo:paragraph-rsid="001e555f" style:font-weight-asian="bold" style:font-weight-complex="bold"/>
    </style:style>
    <style:style style:name="P8" style:family="paragraph" style:parent-style-name="Table_20_Contents">
      <style:paragraph-properties fo:margin-left="0cm" fo:margin-right="0cm" fo:margin-top="0cm" fo:margin-bottom="0.282cm" style:contextual-spacing="false" fo:line-height="108%" fo:text-align="justify" style:justify-single-word="false" fo:text-indent="0cm" style:auto-text-indent="false"/>
      <style:text-properties fo:font-weight="normal" officeooo:rsid="001e555f" officeooo:paragraph-rsid="001e555f" style:font-weight-asian="normal" style:font-weight-complex="normal"/>
    </style:style>
    <style:style style:name="P9" style:family="paragraph" style:parent-style-name="Standard">
      <style:paragraph-properties fo:margin-top="0cm" fo:margin-bottom="0.282cm" style:contextual-spacing="false" fo:line-height="108%" fo:text-align="start" style:justify-single-word="false"/>
    </style:style>
    <style:style style:name="P10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officeooo:rsid="001c82fe" officeooo:paragraph-rsid="001c82fe"/>
    </style:style>
    <style:style style:name="P11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fo:font-weight="bold" officeooo:rsid="001c82fe" officeooo:paragraph-rsid="001c82fe" style:font-weight-asian="bold" style:font-weight-complex="bold"/>
    </style:style>
    <style:style style:name="P12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fo:font-weight="bold" officeooo:rsid="001cbf31" officeooo:paragraph-rsid="001cbf31" style:font-weight-asian="bold" style:font-weight-complex="bold"/>
    </style:style>
    <style:style style:name="P13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officeooo:rsid="001e555f" officeooo:paragraph-rsid="001e555f"/>
    </style:style>
    <style:style style:name="P14" style:family="paragraph" style:parent-style-name="Title" style:master-page-name="">
      <style:paragraph-properties style:page-number="auto"/>
      <style:text-properties officeooo:rsid="001b81dc" officeooo:paragraph-rsid="001b81dc"/>
    </style:style>
    <style:style style:name="P15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officeooo:paragraph-rsid="0021f1a4"/>
    </style:style>
    <style:style style:name="P16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fo:font-weight="bold" officeooo:rsid="0021f1a4" officeooo:paragraph-rsid="0021f1a4" style:font-weight-asian="bold" style:font-weight-complex="bold"/>
    </style:style>
    <style:style style:name="P17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fo:font-weight="bold" officeooo:rsid="0022705f" officeooo:paragraph-rsid="0022705f" style:font-weight-asian="bold" style:font-weight-complex="bold"/>
    </style:style>
    <style:style style:name="P18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fo:font-weight="normal" officeooo:rsid="0021f1a4" officeooo:paragraph-rsid="0021f1a4" style:font-weight-asian="normal" style:font-weight-complex="normal"/>
    </style:style>
    <style:style style:name="P19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officeooo:rsid="0021f1a4" officeooo:paragraph-rsid="0021f1a4"/>
    </style:style>
    <style:style style:name="P20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fo:color="#000000" loext:opacity="100%" officeooo:rsid="0021f1a4" officeooo:paragraph-rsid="0021f1a4"/>
    </style:style>
    <style:style style:name="P21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officeooo:rsid="0022705f" officeooo:paragraph-rsid="0022705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65a" style:font-weight-asian="bold" style:font-weight-complex="bold"/>
    </style:style>
    <style:style style:name="T3" style:family="text">
      <style:text-properties fo:font-weight="bold" officeooo:rsid="001c82fe" style:font-weight-asian="bold" style:font-weight-complex="bold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2a6099" loext:opacity="100%" fo:font-weight="bold" style:font-weight-asian="bold" style:font-weight-complex="bold"/>
    </style:style>
    <style:style style:name="T7" style:family="text">
      <style:text-properties fo:color="#00a933" loext:opacity="100%" fo:font-weight="bold" officeooo:rsid="0021f1a4" style:font-weight-asian="bold" style:font-weight-complex="bold"/>
    </style:style>
    <style:style style:name="T8" style:family="text">
      <style:text-properties officeooo:rsid="00237e9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Redes</text:p>
      <text:p text:style-name="Subtitle"/>
      <table:table table:name="Tabla1" table:style-name="Tabla1">
        <table:table-column table:style-name="Tabla1.A"/>
        <table:table-column table:style-name="Tabla1.B"/>
        <table:table-row table:style-name="TableLine1928449307264">
          <table:table-cell table:style-name="Tabla1.A1" office:value-type="string">
            <text:p text:style-name="P3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row table:style-name="TableLine1928449310528">
          <table:table-cell table:style-name="Table7.A1" office:value-type="string">
            <text:p text:style-name="P3"><draw:frame draw:style-name="fr1" draw:name="Image7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e7.B1" office:value-type="string">
            <text:p text:style-name="P5">1. Converte a dirección IP 192.16.2.80 a formato binario e identifica a súa clase</text:p>
          </table:table-cell>
        </table:table-row>
        <table:table-row table:style-name="TableLine1928449311072">
          <table:table-cell table:style-name="Table7.A2" table:number-columns-spanned="2" office:value-type="string">
            <text:p text:style-name="P4">Solución</text:p>
          </table:table-cell>
          <table:covered-table-cell/>
        </table:table-row>
        <table:table-row table:style-name="TableLine1928449311888">
          <table:table-cell table:style-name="Table7.A3" table:number-columns-spanned="2" office:value-type="string">
            <text:p text:style-name="P10"><text:span text:style-name="T4">110</text:span>0 0000.0001 0000.0010.0101 0000</text:p>
            <text:p text:style-name="P11">Clase C - 110</text:p>
          </table:table-cell>
          <table:covered-table-cell/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 table:style-name="TableLine1928449308896">
          <table:table-cell table:style-name="Tabla2.A1" office:value-type="string">
            <text:p text:style-name="P3"><draw:frame draw:style-name="fr1" draw:name="gráficos1" text:anchor-type="as-char" svg:width="1.099cm" svg:height="1.099cm" draw:z-index="2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5">2. Converte a dirección IP 145.32.59.24 a formato binario e identifica a súa clase</text:p>
          </table:table-cell>
        </table:table-row>
        <table:table-row table:style-name="TableLine1928449304000">
          <table:table-cell table:style-name="Tabla2.A2" table:number-columns-spanned="2" office:value-type="string">
            <text:p text:style-name="P4">Solución</text:p>
          </table:table-cell>
          <table:covered-table-cell/>
        </table:table-row>
        <table:table-row table:style-name="TableLine1928449314336">
          <table:table-cell table:style-name="Tabla2.A3" table:number-columns-spanned="2" office:value-type="string">
            <text:p text:style-name="P10"><text:span text:style-name="T4">10</text:span>01 0001.0010 0000.0011 1011.0001 1000</text:p>
            <text:p text:style-name="P11">Clase B - 10</text:p>
          </table:table-cell>
          <table:covered-table-cell/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 table:style-name="TableLine1928449312704">
          <table:table-cell table:style-name="Tabla3.A1" office:value-type="string">
            <text:p text:style-name="P3"><draw:frame draw:style-name="fr1" draw:name="gráficos2" text:anchor-type="as-char" svg:width="1.099cm" svg:height="1.099cm" draw:z-index="3"><draw:image xlink:href="Pictures/10000201000000300000003076E192B6A6840E09.png" xlink:type="simple" xlink:show="embed" xlink:actuate="onLoad" draw:mime-type="image/png"/></draw:frame></text:p>
          </table:table-cell>
          <table:table-cell table:style-name="Tabla3.B1" office:value-type="string">
            <text:p text:style-name="P5">3. Converte a dirección IP 200.42.129.16 a formato binario e identifica a súa clase</text:p>
          </table:table-cell>
        </table:table-row>
        <table:table-row table:style-name="TableLine1928449320320">
          <table:table-cell table:style-name="Tabla3.A2" table:number-columns-spanned="2" office:value-type="string">
            <text:p text:style-name="P4">Solución</text:p>
          </table:table-cell>
          <table:covered-table-cell/>
        </table:table-row>
        <table:table-row table:style-name="TableLine1928449335552">
          <table:table-cell table:style-name="Tabla3.A3" table:number-columns-spanned="2" office:value-type="string">
            <text:p text:style-name="P10"><text:span text:style-name="T4">110</text:span>0 1000. 010 1010.1000 0001. 0001 0000</text:p>
            <text:p text:style-name="P11">Clase C - 110</text:p>
          </table:table-cell>
          <table:covered-table-cell/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row table:style-name="TableLine1928449315424">
          <table:table-cell table:style-name="Tabla4.A1" office:value-type="string">
            <text:p text:style-name="P3"><draw:frame draw:style-name="fr1" draw:name="gráficos3" text:anchor-type="as-char" svg:width="1.099cm" svg:height="1.099cm" draw:z-index="4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5">4. Converte <text:s text:c="2"/>a <text:s text:c="2"/>dirección <text:s text:c="2"/>IP binaria <text:s text:c="2"/>00011010101011110001100010100000 <text:s text:c="2"/>a <text:s text:c="2"/>notación decimal con puntos e identifica a súa clase</text:p>
          </table:table-cell>
        </table:table-row>
        <table:table-row table:style-name="TableLine1928449335280">
          <table:table-cell table:style-name="Tabla4.A2" table:number-columns-spanned="2" office:value-type="string">
            <text:p text:style-name="P4">Solución</text:p>
          </table:table-cell>
          <table:covered-table-cell/>
        </table:table-row>
        <table:table-row table:style-name="TableLine1928449320592">
          <table:table-cell table:style-name="Tabla4.A3" table:number-columns-spanned="2" office:value-type="string">
            <text:p text:style-name="P6"><text:span text:style-name="T4">0</text:span>0011010.10101111.00011000.10100000</text:p>
            <text:p text:style-name="P13">26<text:tab/>.175<text:tab/>.24<text:tab/>.160</text:p>
            <text:p text:style-name="P12">Clase A - 0</text:p>
          </table:table-cell>
          <table:covered-table-cell/>
        </table:table-row>
      </table:table>
      <text:p text:style-name="Standard"/>
      <text:p text:style-name="Standard"><text:soft-page-break/></text:p>
      <table:table table:name="Tabla5" table:style-name="Tabla5">
        <table:table-column table:style-name="Tabla5.A"/>
        <table:table-column table:style-name="Tabla5.B"/>
        <table:table-row table:style-name="TableLine1928449321952">
          <table:table-cell table:style-name="Tabla5.A1" office:value-type="string">
            <text:p text:style-name="P3"><draw:frame draw:style-name="fr1" draw:name="gráficos4" text:anchor-type="as-char" svg:width="1.099cm" svg:height="1.099cm" draw:z-index="5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P5">5. Converte <text:s text:c="2"/>a <text:s text:c="2"/>dirección <text:s text:c="2"/>IP <text:s text:c="2"/>binaria <text:s text:c="2"/>11100101000011111111000000000001 <text:s text:c="2"/>a <text:s text:c="2"/>notación decimal con puntos e identifica a súa clase</text:p>
          </table:table-cell>
        </table:table-row>
        <table:table-row table:style-name="TableLine1928449320864">
          <table:table-cell table:style-name="Tabla5.A2" table:number-columns-spanned="2" office:value-type="string">
            <text:p text:style-name="P4">Solución</text:p>
          </table:table-cell>
          <table:covered-table-cell/>
        </table:table-row>
        <table:table-row table:style-name="TableLine1928449324944">
          <table:table-cell table:style-name="Tabla5.A3" table:number-columns-spanned="2" office:value-type="string">
            <text:p text:style-name="P7"><text:span text:style-name="T4">1110</text:span>0101.00001111.11110000.00000001</text:p>
            <text:p text:style-name="P8">229<text:tab/>.15<text:tab/>.240<text:tab/>.1</text:p>
            <text:p text:style-name="P12">Clase D - 1110</text:p>
          </table:table-cell>
          <table:covered-table-cell/>
        </table:table-row>
      </table:table>
      <text:p text:style-name="Standard"/>
      <text:p text:style-name="Standard"/>
      <table:table table:name="Tabla6" table:style-name="Tabla6">
        <table:table-column table:style-name="Tabla6.A"/>
        <table:table-column table:style-name="Tabla6.B"/>
        <table:table-row table:style-name="TableLine1928449321408">
          <table:table-cell table:style-name="Tabla6.A1" office:value-type="string">
            <text:p text:style-name="P3"><draw:frame draw:style-name="fr1" draw:name="gráficos5" text:anchor-type="as-char" svg:width="1.099cm" svg:height="1.099cm" draw:z-index="6"><draw:image xlink:href="Pictures/10000201000000300000003076E192B6A6840E09.png" xlink:type="simple" xlink:show="embed" xlink:actuate="onLoad" draw:mime-type="image/png"/></draw:frame></text:p>
          </table:table-cell>
          <table:table-cell table:style-name="Tabla6.B1" office:value-type="string">
            <text:p text:style-name="P5">6. Converte a dirección IP hexadecimal C22F1582 a notación decimal con puntos e identifica a súa clase</text:p>
          </table:table-cell>
        </table:table-row>
        <table:table-row table:style-name="TableLine1928449326576">
          <table:table-cell table:style-name="Tabla6.A2" table:number-columns-spanned="2" office:value-type="string">
            <text:p text:style-name="P4">Solución</text:p>
          </table:table-cell>
          <table:covered-table-cell/>
        </table:table-row>
        <table:table-row table:style-name="TableLine1928449321680">
          <table:table-cell table:style-name="Tabla6.A3" table:number-columns-spanned="2" office:value-type="string">
            <text:p text:style-name="P9"/>
          </table:table-cell>
          <table:covered-table-cell/>
        </table:table-row>
      </table:table>
      <text:p text:style-name="Standard"/>
      <text:p text:style-name="Standard"/>
      <text:p text:style-name="Standard"/>
      <table:table table:name="Tabla12" table:style-name="Tabla12">
        <table:table-column table:style-name="Tabla12.A"/>
        <table:table-column table:style-name="Tabla12.B"/>
        <table:table-row table:style-name="TableLine1928449324400">
          <table:table-cell table:style-name="Tabla12.A1" office:value-type="string">
            <text:p text:style-name="P3"><draw:frame draw:style-name="fr1" draw:name="gráficos11" text:anchor-type="as-char" svg:width="1.099cm" svg:height="1.099cm" draw:z-index="10"><draw:image xlink:href="Pictures/10000201000000300000003076E192B6A6840E09.png" xlink:type="simple" xlink:show="embed" xlink:actuate="onLoad" draw:mime-type="image/png"/></draw:frame></text:p>
          </table:table-cell>
          <table:table-cell table:style-name="Tabla12.B1" office:value-type="string">
            <text:p text:style-name="P5">7. Supoñamos que, en lugar de utilizar 16 bits para a parte de rede dunha dirección declase B, se usaran 20 bits. Cantas redes de clase B se poderían direccionar con este novo formato? Cantas direccións podería haber en cada rede?</text:p>
          </table:table-cell>
        </table:table-row>
        <table:table-row table:style-name="TableLine1928449326304">
          <table:table-cell table:style-name="Tabla12.A2" table:number-columns-spanned="2" office:value-type="string">
            <text:p text:style-name="P4">Solución</text:p>
          </table:table-cell>
          <table:covered-table-cell/>
        </table:table-row>
        <table:table-row table:style-name="TableLine1928449333104">
          <table:table-cell table:style-name="Tabla12.A3" table:number-columns-spanned="2" office:value-type="string">
            <text:p text:style-name="P20"><text:span text:style-name="T1">Cantas redes de clase B se poderían direccionar con este novo formato? 2^18=262144 redes</text:span></text:p>
            <text:p text:style-name="P15"><text:span text:style-name="T7">1 0</text:span><text:span text:style-name="T5"> - - - - - -.- - - - - - - -</text:span>.<text:span text:style-name="T6">- - - -</text:span> - - - -.- - - - - - - -</text:p>
            <text:p text:style-name="P16">Cantas redes de clase B se poden direcconar con 16 bits?</text:p>
            <text:p text:style-name="P18">Clase B -&gt; 10 &gt; <text:span text:style-name="T1">Redes clase B = 2^14</text:span></text:p>
            <text:p text:style-name="P15"/>
            <text:p text:style-name="P16">Direccións en cada rede? 2^12=4096 direccións diferentes</text:p>
          </table:table-cell>
          <table:covered-table-cell/>
        </table:table-row>
      </table:table>
      <text:p text:style-name="Standard"/>
      <text:p text:style-name="Standard"/>
      <table:table table:name="Tabla7" table:style-name="Tabla7">
        <table:table-column table:style-name="Tabla7.A"/>
        <table:table-column table:style-name="Tabla7.B"/>
        <table:table-row table:style-name="TableLine1928449205808">
          <table:table-cell table:style-name="Tabla7.A1" office:value-type="string">
            <text:p text:style-name="P3"><draw:frame draw:style-name="fr1" draw:name="gráficos6" text:anchor-type="as-char" svg:width="1.099cm" svg:height="1.099cm" draw:z-index="7"><draw:image xlink:href="Pictures/10000201000000300000003076E192B6A6840E09.png" xlink:type="simple" xlink:show="embed" xlink:actuate="onLoad" draw:mime-type="image/png"/></draw:frame></text:p>
          </table:table-cell>
          <table:table-cell table:style-name="Tabla7.B1" office:value-type="string">
            <text:p text:style-name="P5">8. Converte a máscara de subrede 255.255.255.0 a formato binario. É unha máscara correcta? Con que clase se corresponde?</text:p>
          </table:table-cell>
        </table:table-row>
        <table:table-row table:style-name="TableLine1928449327936">
          <table:table-cell table:style-name="Tabla7.A2" table:number-columns-spanned="2" office:value-type="string">
            <text:p text:style-name="P4">Solución</text:p>
          </table:table-cell>
          <table:covered-table-cell/>
        </table:table-row>
        <table:table-row table:style-name="TableLine1928449335008">
          <table:table-cell table:style-name="Tabla7.A3" table:number-columns-spanned="2" office:value-type="string">
            <text:p text:style-name="P19">1111 1111. 1111 1111. 1111 1111. 0000 0000</text:p>
            <text:p text:style-name="P17">Sí, es una máscara correcta.</text:p>
            <text:p text:style-name="P17">Corresponde a la Clase C.</text:p>
          </table:table-cell>
          <table:covered-table-cell/>
        </table:table-row>
      </table:table>
      <text:p text:style-name="Standard"><text:soft-page-break/></text:p>
      <text:p text:style-name="Standard"/>
      <table:table table:name="Tabla8" table:style-name="Tabla8">
        <table:table-column table:style-name="Tabla8.A"/>
        <table:table-column table:style-name="Tabla8.B"/>
        <table:table-row table:style-name="TableLine1928449332016">
          <table:table-cell table:style-name="Tabla8.A1" office:value-type="string">
            <text:p text:style-name="P3"><draw:frame draw:style-name="fr1" draw:name="gráficos7" text:anchor-type="as-char" svg:width="1.099cm" svg:height="1.099cm" draw:z-index="8"><draw:image xlink:href="Pictures/10000201000000300000003076E192B6A6840E09.png" xlink:type="simple" xlink:show="embed" xlink:actuate="onLoad" draw:mime-type="image/png"/></draw:frame></text:p>
          </table:table-cell>
          <table:table-cell table:style-name="Tabla8.B1" office:value-type="string">
            <text:p text:style-name="P5">9. Converte a máscara de subrede 255.255.194.0 a formato binario. É unha máscara correcta? Con que clase se corresponde?</text:p>
          </table:table-cell>
        </table:table-row>
        <table:table-row table:style-name="TableLine1928449329568">
          <table:table-cell table:style-name="Tabla8.A2" table:number-columns-spanned="2" office:value-type="string">
            <text:p text:style-name="P4">Solución</text:p>
          </table:table-cell>
          <table:covered-table-cell/>
        </table:table-row>
        <table:table-row table:style-name="Tabla8.3">
          <table:table-cell table:style-name="Tabla8.A3" table:number-columns-spanned="2" office:value-type="string">
            <text:p text:style-name="P21">1111 1111. 1111 1111. 1100 0010. 0000 0000</text:p>
            <text:p text:style-name="P17">No es correca, no todos los 1 están consecutivos.</text:p>
          </table:table-cell>
          <table:covered-table-cell/>
        </table:table-row>
      </table:table>
      <text:p text:style-name="Standard"/>
      <text:p text:style-name="Standard"/>
      <table:table table:name="Tabla9" table:style-name="Tabla9">
        <table:table-column table:style-name="Tabla9.A"/>
        <table:table-column table:style-name="Tabla9.B"/>
        <table:table-row table:style-name="TableLine1928449332560">
          <table:table-cell table:style-name="Tabla9.A1" office:value-type="string">
            <text:p text:style-name="P3"><draw:frame draw:style-name="fr1" draw:name="gráficos8" text:anchor-type="as-char" svg:width="1.099cm" svg:height="1.099cm" draw:z-index="9"><draw:image xlink:href="Pictures/10000201000000300000003076E192B6A6840E09.png" xlink:type="simple" xlink:show="embed" xlink:actuate="onLoad" draw:mime-type="image/png"/></draw:frame></text:p>
          </table:table-cell>
          <table:table-cell table:style-name="Tabla9.B1" office:value-type="string">
            <text:p text:style-name="P5">10. Converte a máscara de subrede 255.255.240.0 a formato binario. É unha máscara correcta? Con que clase se corresponde?</text:p>
          </table:table-cell>
        </table:table-row>
        <table:table-row table:style-name="TableLine1928449341808">
          <table:table-cell table:style-name="Tabla9.A2" table:number-columns-spanned="2" office:value-type="string">
            <text:p text:style-name="P4">Solución</text:p>
          </table:table-cell>
          <table:covered-table-cell/>
        </table:table-row>
        <table:table-row table:style-name="TableLine1928449342896">
          <table:table-cell table:style-name="Tabla9.A3" table:number-columns-spanned="2" office:value-type="string">
            <text:p text:style-name="P21">1111 1111. 1111 1111. 1111 0000. <text:span text:style-name="T8">0000 0000 </text:span></text:p>
            <text:p text:style-name="P17">Sí, es una máscara correcta.</text:p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2-06T17:45:01.905000000</dc:date>
    <meta:editing-duration>PT8H28M41S</meta:editing-duration>
    <meta:editing-cycles>139</meta:editing-cycles>
    <meta:generator>LibreOffice/7.1.2.2$Windows_X86_64 LibreOffice_project/8a45595d069ef5570103caea1b71cc9d82b2aae4</meta:generator>
    <meta:document-statistic meta:table-count="11" meta:image-count="11" meta:object-count="0" meta:page-count="3" meta:paragraph-count="58" meta:word-count="372" meta:character-count="2156" meta:non-whitespace-character-count="1804"/>
  </office:meta>
</office:document-meta>
</file>